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0.9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0.6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color="#ff3333"/>
    </style:style>
    <style:style style:name="ce2" style:family="table-cell" style:parent-style-name="Default" style:data-style-name="N0">
      <style:text-properties fo:color="#ff3333"/>
    </style:style>
    <style:style style:name="ce3" style:family="table-cell" style:parent-style-name="Default" style:data-style-name="N100">
      <style:text-properties fo:color="#ff3333"/>
    </style:style>
    <style:style style:name="ce4" style:family="table-cell" style:parent-style-name="Default" style:data-style-name="N121">
      <style:text-properties fo:color="#ff3333"/>
    </style:style>
    <style:style style:name="ce5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3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993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3500000" calcext:value-type="float">
            <text:p>13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%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7500000" calcext:value-type="float">
            <text:p>67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%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21500000" calcext:value-type="float">
            <text:p>121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%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3500000" calcext:value-type="float">
            <text:p>13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%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7500000" calcext:value-type="float">
            <text:p>67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%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21500000" calcext:value-type="float">
            <text:p>121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%</text:p>
          </table:table-cell>
          <table:table-cell table:style-name="ce1" table:number-columns-repeated="1003"/>
        </table:table-row>
        <table:table-row table:style-name="ro1">
          <table:table-cell table:number-columns-repeated="20"/>
          <table:table-cell table:style-name="ce1" table:number-columns-repeated="100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3500000" calcext:value-type="float">
            <text:p>13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262500" calcext:value-type="float">
            <text:p>262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1.94444%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7500000" calcext:value-type="float">
            <text:p>67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1345500" calcext:value-type="float">
            <text:p>1345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1.99333%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21500000" calcext:value-type="float">
            <text:p>121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2422500" calcext:value-type="float">
            <text:p>2422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1.99383%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3500000" calcext:value-type="float">
            <text:p>13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208500" calcext:value-type="float">
            <text:p>208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1.54444%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7500000" calcext:value-type="float">
            <text:p>67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1045500" calcext:value-type="float">
            <text:p>1045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1.54889%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121500000" calcext:value-type="float">
            <text:p>121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1882500" calcext:value-type="float">
            <text:p>1882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1.54938%</text:p>
          </table:table-cell>
          <table:table-cell table:style-name="ce1" table:number-columns-repeated="1003"/>
        </table:table-row>
        <table:table-row table:style-name="ro1" table:number-rows-repeated="2">
          <table:table-cell table:style-name="Default" table:number-columns-repeated="21"/>
          <table:table-cell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750000" calcext:value-type="float">
            <text:p>675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28500" calcext:value-type="float">
            <text:p>28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422222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33750000" calcext:value-type="float">
            <text:p>3375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90000" calcext:value-type="float">
            <text:p>900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266667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0750000" calcext:value-type="float">
            <text:p>6075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163500" calcext:value-type="float">
            <text:p>163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269136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750000" calcext:value-type="float">
            <text:p>675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58500" calcext:value-type="float">
            <text:p>58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866667%</text:p>
          </table:table-cell>
          <table:table-cell table:style-name="ce5"/>
          <table:table-cell table:number-columns-repeated="1002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33750000" calcext:value-type="float">
            <text:p>3375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310500" calcext:value-type="float">
            <text:p>310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92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0750000" calcext:value-type="float">
            <text:p>6075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574500" calcext:value-type="float">
            <text:p>574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945679%</text:p>
          </table:table-cell>
          <table:table-cell table:number-columns-repeated="1003"/>
        </table:table-row>
        <table:table-row table:style-name="ro1" table:number-rows-repeated="2">
          <table:table-cell table:number-columns-repeated="20"/>
          <table:table-cell table:style-name="ce1"/>
          <table:table-cell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000000" calcext:value-type="float">
            <text:p>60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13500" calcext:value-type="float">
            <text:p>13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225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33000000" calcext:value-type="float">
            <text:p>330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73500" calcext:value-type="float">
            <text:p>73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222727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ODV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TxBytes</text:p>
          </table:table-cell>
          <table:table-cell table:style-name="ce2" office:value-type="float" office:value="13500000" calcext:value-type="float">
            <text:p>135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21000" calcext:value-type="float">
            <text:p>21000</text:p>
          </table:table-cell>
          <table:table-cell/>
          <table:table-cell office:value-type="string" calcext:value-type="string">
            <text:p>efficiency</text:p>
          </table:table-cell>
          <table:table-cell table:style-name="ce4" office:value-type="percentage" office:value="0.00155556" calcext:value-type="percentage">
            <text:p>0.155556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000000" calcext:value-type="float">
            <text:p>60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1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33000000" calcext:value-type="float">
            <text:p>330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316500" calcext:value-type="float">
            <text:p>3165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959091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LSR</text:p>
          </table:table-cell>
          <table:table-cell/>
          <table:table-cell office:value-type="string" calcext:value-type="string">
            <text:p>Node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Tx(mW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rafInt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TxBytes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string" calcext:value-type="string">
            <text:p>RxBytes</text:p>
          </table:table-cell>
          <table:table-cell office:value-type="float" office:value="573000" calcext:value-type="float">
            <text:p>573000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0.955%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6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5">00/00/0000</text:date>, <text:time style:data-style-name="N2" text:time-value="13:10:57.536026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5T13:15:59.811891329</dc:date>
    <meta:generator>LibreOffice/4.2.7.2$Linux_X86_64 LibreOffice_project/420m0$Build-2</meta:generator>
    <meta:editing-duration>PT57S</meta:editing-duration>
    <meta:editing-cycles>4</meta:editing-cycles>
    <meta:document-statistic meta:table-count="1" meta:cell-count="336" meta:object-count="0"/>
  </office:meta>
</office:document-meta>
</file>